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rospect(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MetaAnnotation( String metaAnnot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tAnnotatio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sAnnotatedMethods( String annot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Annotation( String annot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MetaAnnotationTypes( String annotation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